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66ff" fo:font-size="16pt" officeooo:rsid="000cbc3f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color="#0066ff" fo:font-size="16pt" officeooo:rsid="000cbc3f" officeooo:paragraph-rsid="000cbc3f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color="#0066ff" fo:font-size="16pt" officeooo:rsid="000cbc3f" officeooo:paragraph-rsid="000f34e3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color="#0066ff" fo:font-size="16pt" officeooo:rsid="000cbc3f" officeooo:paragraph-rsid="001149fd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color="#0066ff" fo:font-size="16pt" officeooo:rsid="000cbc3f" officeooo:paragraph-rsid="001321cd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color="#0066ff" fo:font-size="16pt" officeooo:rsid="00145f9c" officeooo:paragraph-rsid="00145f9c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color="#0066ff" fo:font-size="16pt" fo:font-style="normal" style:text-underline-style="none" officeooo:rsid="001321cd" officeooo:paragraph-rsid="001321cd" style:font-size-asian="16pt" style:font-style-asian="normal" style:font-size-complex="16pt" style:font-style-complex="normal"/>
    </style:style>
    <style:style style:name="P8" style:family="paragraph" style:parent-style-name="Standard">
      <style:paragraph-properties fo:text-align="start" style:justify-single-word="false"/>
      <style:text-properties fo:color="#0066ff" fo:font-size="16pt" officeooo:rsid="000cbc3f" officeooo:paragraph-rsid="001321cd" style:font-size-asian="16pt" style:font-size-complex="16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0f34e3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1934f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1fe93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321c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officeooo:rsid="000f34e3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0cd4f8"/>
    </style:style>
    <style:style style:name="T9" style:family="text">
      <style:text-properties style:text-underline-style="none" officeooo:rsid="000f34e3"/>
    </style:style>
    <style:style style:name="T10" style:family="text">
      <style:text-properties style:text-underline-style="none" officeooo:rsid="001321cd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color="#000000" fo:font-style="italic" style:font-style-asian="italic" style:font-style-complex="italic"/>
    </style:style>
    <style:style style:name="T13" style:family="text">
      <style:text-properties fo:color="#000000" fo:font-style="italic" officeooo:rsid="000f34e3" style:font-style-asian="italic" style:font-style-complex="italic"/>
    </style:style>
    <style:style style:name="T14" style:family="text">
      <style:text-properties officeooo:rsid="000f34e3"/>
    </style:style>
    <style:style style:name="T15" style:family="text">
      <style:text-properties fo:font-style="normal" style:text-underline-style="solid" style:text-underline-width="auto" style:text-underline-color="font-color" fo:font-weight="bold" officeooo:rsid="000f34e3" style:font-style-asian="normal" style:font-weight-asian="bold" style:font-style-complex="normal" style:font-weight-complex="bold"/>
    </style:style>
    <style:style style:name="T16" style:family="text">
      <style:text-properties fo:font-style="normal" style:text-underline-style="solid" style:text-underline-width="auto" style:text-underline-color="font-color" fo:font-weight="bold" officeooo:rsid="001321cd" style:font-style-asian="normal" style:font-weight-asian="bold" style:font-style-complex="normal" style:font-weight-complex="bold"/>
    </style:style>
    <style:style style:name="T17" style:family="text">
      <style:text-properties fo:font-style="normal" style:text-underline-style="none" fo:font-weight="normal" officeooo:rsid="000f34e3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1321cd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officeooo:rsid="000f34e3" style:font-style-asian="normal" style:font-style-complex="normal"/>
    </style:style>
    <style:style style:name="T20" style:family="text">
      <style:text-properties fo:font-style="normal" style:text-underline-style="none" officeooo:rsid="001321cd" style:font-style-asian="normal" style:font-style-complex="normal"/>
    </style:style>
    <style:style style:name="T21" style:family="text">
      <style:text-properties fo:font-style="normal" officeooo:rsid="001321cd" style:font-style-asian="normal" style:font-style-complex="normal"/>
    </style:style>
    <style:style style:name="T22" style:family="text">
      <style:text-properties officeooo:rsid="001149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LO RELAZIONALE </text:p>
      <text:p text:style-name="P6">DATABASE <text:span text:style-name="T11">AMERICAN</text:span></text:p>
      <text:p text:style-name="P1"/>
      <text:p text:style-name="P2"/>
      <text:p text:style-name="P5"><text:span text:style-name="T12">Cliente</text:span>(<text:span text:style-name="T2">Username</text:span>,Nome,Cognome,<text:span text:style-name="T14">Email</text:span>,<text:span text:style-name="T14">Password,Sesso,Cellulare,</text:span></text:p>
      <text:p text:style-name="P4"><text:s text:c="19"/>Data<text:span text:style-name="T22">Di</text:span>Nascita)</text:p>
      <text:p text:style-name="P4"/>
      <text:p text:style-name="P5"><text:span text:style-name="T12">Film <text:s/></text:span>( <text:span text:style-name="T1">Titolo</text:span>,<text:span text:style-name="T7">Genere,Durata,</text:span>Regista,<text:span text:style-name="T9">Trailer ,Trama,Immagine</text:span>)</text:p>
      <text:p text:style-name="P5"/>
      <text:p text:style-name="P5"><text:span text:style-name="T12">Sala <text:s/></text:span>(<text:span text:style-name="T1">I</text:span><text:span text:style-name="T3">ds</text:span><text:span text:style-name="T1">ala</text:span>,<text:span text:style-name="T22">Numero</text:span>Posti)</text:p>
      <text:p text:style-name="P5"/>
      <text:p text:style-name="P5"><text:span text:style-name="T13">Proiezione </text:span><text:span text:style-name="T21">(</text:span><text:span text:style-name="T16">IDp</text:span><text:span text:style-name="T15">roiezione, </text:span><text:span text:style-name="T17">Data</text:span><text:span text:style-name="T18">Proiezione</text:span><text:span text:style-name="T17">, FasciaOraria,PrezzoBase, _3d, <text:s/></text:span></text:p>
      <text:p text:style-name="P5"><text:span text:style-name="T17"><text:s text:c="20"/></text:span><text:span text:style-name="T19">Film*</text:span><text:span text:style-name="T20">)</text:span></text:p>
      <text:p text:style-name="P4"/>
      <text:p text:style-name="P5"><text:span text:style-name="T12">Biglietto <text:s/></text:span>(<text:span text:style-name="T5">IDb</text:span><text:span text:style-name="T1">iglietto,</text:span><text:span text:style-name="T7">Prezzo,</text:span><text:span text:style-name="T9">Data</text:span><text:span text:style-name="T10">Acquisto</text:span><text:span text:style-name="T9">,Ora</text:span><text:span text:style-name="T10">Acquisto</text:span><text:span text:style-name="T9">,Posto</text:span></text:p>
      <text:p text:style-name="P5"><text:span text:style-name="T9"><text:s text:c="18"/></text:span><text:span text:style-name="T8">C</text:span><text:span text:style-name="T7">liente*,</text:span><text:span text:style-name="T9">Proiezione*</text:span>)</text:p>
      <text:p text:style-name="P7"/>
      <text:p text:style-name="P3"><text:span text:style-name="T13">Ubicazione</text:span><text:span text:style-name="T12"> </text:span>(<text:span text:style-name="T6">Sala*,Proiezione*</text:span>)</text:p>
      <text:p text:style-name="P3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9M48S</meta:editing-duration>
    <meta:editing-cycles>12</meta:editing-cycles>
    <meta:generator>LibreOffice/5.1.4.2$Windows_x86 LibreOffice_project/f99d75f39f1c57ebdd7ffc5f42867c12031db97a</meta:generator>
    <dc:date>2016-07-26T14:19:48.935000000</dc:date>
    <meta:document-statistic meta:table-count="0" meta:image-count="0" meta:object-count="0" meta:page-count="1" meta:paragraph-count="11" meta:word-count="23" meta:character-count="447" meta:non-whitespace-character-count="372"/>
    <meta:user-defined meta:name="Info 1"/>
    <meta:user-defined meta:name="Info 2"/>
    <meta:user-defined meta:name="Info 3"/>
    <meta:user-defined meta:name="Info 4"/>
  </office:meta>
</office:document-meta>
</file>